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7.798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6.599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0.961cm"/>
    </style:style>
    <style:style style:name="co35" style:family="table-column">
      <style:table-column-properties fo:break-before="auto" style:column-width="1.917cm"/>
    </style:style>
    <style:style style:name="co36" style:family="table-column">
      <style:table-column-properties fo:break-before="auto" style:column-width="0.797cm"/>
    </style:style>
    <style:style style:name="co37" style:family="table-column">
      <style:table-column-properties fo:break-before="auto" style:column-width="1.316cm"/>
    </style:style>
    <style:style style:name="co38" style:family="table-column">
      <style:table-column-properties fo:break-before="auto" style:column-width="1.27cm"/>
    </style:style>
    <style:style style:name="co39" style:family="table-column">
      <style:table-column-properties fo:break-before="auto" style:column-width="1.3cm"/>
    </style:style>
    <style:style style:name="co40" style:family="table-column">
      <style:table-column-properties fo:break-before="auto" style:column-width="1.392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505" style:family="table-cell" style:parent-style-name="Default">
      <style:map style:condition="cell-content()&gt;0" style:apply-style-name="ConditionalStyle_5f_10" style:base-cell-address="colours.A20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510" style:family="table-cell" style:parent-style-name="Default">
      <style:map style:condition="cell-content()&gt;0" style:apply-style-name="ConditionalStyle_5f_10" style:base-cell-address="colours.AK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0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0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0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3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342"/>
        <table:table-column table:style-name="co6" table:default-cell-style-name="ce342"/>
        <table:table-column table:style-name="co7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2" table:default-cell-style-name="ce342"/>
        <table:table-column table:style-name="co11" table:number-columns-repeated="2" table:default-cell-style-name="ce342"/>
        <table:table-column table:style-name="co13" table:default-cell-style-name="ce342"/>
        <table:table-column table:style-name="co14" table:number-columns-repeated="3" table:default-cell-style-name="ce342"/>
        <table:table-column table:style-name="co15" table:default-cell-style-name="ce347"/>
        <table:table-column table:style-name="co16" table:default-cell-style-name="ce347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ce342"/>
        <table:table-column table:style-name="co21" table:default-cell-style-name="Default"/>
        <table:table-column table:style-name="co22" table:default-cell-style-name="ce342"/>
        <table:table-column table:style-name="co23" table:default-cell-style-name="ce342"/>
        <table:table-column table:style-name="co24" table:number-columns-repeated="2" table:default-cell-style-name="ce342"/>
        <table:table-column table:style-name="co21" table:default-cell-style-name="ce342"/>
        <table:table-column table:style-name="co21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J102];[$dropdowns.A:.C];2;0)" office:value-type="float" office:value="10" calcext:value-type="float">
            <text:p>10</text:p>
          </table:table-cell>
          <table:table-cell table:formula="of:=VLOOKUP([.J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,r,u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0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0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5:items.D1048576 items.C1:items.C126 items.C128:items.C1048576 items.G141:items.I144 items.I138:items.I140 items.I120:items.I136 items.G2:items.H8 items.F9:items.H15 items.F26:items.H30 items.G16:items.H25 items.F41:items.H46 items.G31:items.H40 items.F55:items.H56 items.G47:items.H54 items.F59:items.H60 items.G57:items.H58 items.F63:items.H63 items.G61:items.H62 items.G64:items.H65 items.F72:items.H72 items.G68:items.H71 items.F73:items.F73 items.F66:items.H67 items.F65:items.F65 items.F62:items.F62 items.G73:items.H140 items.I2:items.I118 items.D1:items.D144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5" table:default-cell-style-name="ce373"/>
        <table:table-column table:style-name="co26" table:default-cell-style-name="ce373"/>
        <table:table-column table:style-name="co26" table:default-cell-style-name="ce53"/>
        <table:table-column table:style-name="co27" table:default-cell-style-name="ce53"/>
        <table:table-column table:style-name="co28" table:number-columns-repeated="2" table:default-cell-style-name="ce53"/>
        <table:table-column table:style-name="co29" table:default-cell-style-name="ce53"/>
        <table:table-column table:style-name="co10" table:default-cell-style-name="ce53"/>
        <table:table-column table:style-name="co30" table:default-cell-style-name="ce53"/>
        <table:table-column table:style-name="co31" table:default-cell-style-name="ce53"/>
        <table:table-column table:style-name="co32" table:default-cell-style-name="ce53"/>
        <table:table-column table:style-name="co33" table:default-cell-style-name="ce53"/>
        <table:table-column table:style-name="co34" table:number-columns-repeated="2" table:default-cell-style-name="ce53"/>
        <table:table-column table:style-name="co35" table:default-cell-style-name="ce53"/>
        <table:table-column table:style-name="co36" table:default-cell-style-name="ce53"/>
        <table:table-column table:style-name="co16" table:default-cell-style-name="ce53"/>
        <table:table-column table:style-name="co30" table:number-columns-repeated="14" table:default-cell-style-name="ce53"/>
        <table:table-column table:style-name="co37" table:number-columns-repeated="3" table:default-cell-style-name="ce53"/>
        <table:table-column table:style-name="co38" table:number-columns-repeated="2" table:default-cell-style-name="ce505"/>
        <table:table-column table:style-name="co39" table:number-columns-repeated="25" table:default-cell-style-name="ce505"/>
        <table:table-column table:style-name="co40" table:number-columns-repeated="9" table:default-cell-style-name="ce505"/>
        <table:table-column table:style-name="co39" table:number-columns-repeated="21" table:default-cell-style-name="ce505"/>
        <table:table-column table:style-name="co21" table:number-columns-repeated="16293" table:default-cell-style-name="ce505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0106</text:p>
          </table:table-cell>
          <table:table-cell table:style-name="ce375" office:value-type="string" calcext:value-type="string">
            <text:p>whi0A0Fbl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356" office:value-type="string" calcext:value-type="string">
            <text:p>sil1116bla0106</text:p>
          </table:table-cell>
          <table:table-cell table:style-name="ce356" office:value-type="string" calcext:value-type="string">
            <text:p>sil1116brn686D</text:p>
          </table:table-cell>
          <table:table-cell table:style-name="ce356" office:value-type="string" calcext:value-type="string">
            <text:p>sil1116brn2025</text:p>
          </table:table-cell>
          <table:table-cell table:style-name="ce356" office:value-type="string" calcext:value-type="string">
            <text:p>sil1116brn2227</text:p>
          </table:table-cell>
          <table:table-cell table:style-name="ce356" office:value-type="string" calcext:value-type="string">
            <text:p>sil1116pea7378</text:p>
          </table:table-cell>
          <table:table-cell table:style-name="ce356" office:value-type="string" calcext:value-type="string">
            <text:p>sil1116mar292E</text:p>
          </table:table-cell>
          <table:table-cell table:style-name="ce356" office:value-type="string" calcext:value-type="string">
            <text:p>sil1116pea595E</text:p>
          </table:table-cell>
          <table:table-cell table:style-name="ce356" office:value-type="string" calcext:value-type="string">
            <text:p>brn2025bla0106</text:p>
          </table:table-cell>
          <table:table-cell table:style-name="ce356" office:value-type="string" calcext:value-type="string">
            <text:p>brn2025bla0308</text:p>
          </table:table-cell>
          <table:table-cell table:style-name="ce356" office:value-type="string" calcext:value-type="string">
            <text:p>brn2025bla050A</text:p>
          </table:table-cell>
          <table:table-cell table:style-name="ce356" office:value-type="string" calcext:value-type="string">
            <text:p>brn2025gry090E</text:p>
          </table:table-cell>
          <table:table-cell table:style-name="ce356" office:value-type="string" calcext:value-type="string">
            <text:p>brn2025whi0A0F</text:p>
          </table:table-cell>
          <table:table-cell table:style-name="ce356" office:value-type="string" calcext:value-type="string">
            <text:p>brn2025sil1116</text:p>
          </table:table-cell>
          <table:table-cell table:style-name="ce356" office:value-type="string" calcext:value-type="string">
            <text:p>brn2025rbrn484D</text:p>
          </table:table-cell>
          <table:table-cell table:style-name="ce356" office:value-type="string" calcext:value-type="string">
            <text:p>brn2025mau8186</text:p>
          </table:table-cell>
          <table:table-cell table:style-name="ce356" office:value-type="string" calcext:value-type="string">
            <text:p>brn2227bla0106</text:p>
          </table:table-cell>
          <table:table-cell table:style-name="ce356" office:value-type="string" calcext:value-type="string">
            <text:p>brn2227bla0308</text:p>
          </table:table-cell>
          <table:table-cell table:style-name="ce356" office:value-type="string" calcext:value-type="string">
            <text:p>brn2227bla050A</text:p>
          </table:table-cell>
          <table:table-cell table:style-name="ce356" office:value-type="string" calcext:value-type="string">
            <text:p>brn2227gry090E</text:p>
          </table:table-cell>
          <table:table-cell table:style-name="ce356" office:value-type="string" calcext:value-type="string">
            <text:p>brn2227whi0A0F</text:p>
          </table:table-cell>
          <table:table-cell table:style-name="ce356" office:value-type="string" calcext:value-type="string">
            <text:p>brn2227sil1116</text:p>
          </table:table-cell>
          <table:table-cell table:style-name="ce356" office:value-type="string" calcext:value-type="string">
            <text:p>brn2227rbrn484D</text:p>
          </table:table-cell>
          <table:table-cell table:style-name="ce356" office:value-type="string" calcext:value-type="string">
            <text:p>brn2227mau8186</text:p>
          </table:table-cell>
          <table:table-cell table:style-name="ce356" office:value-type="string" calcext:value-type="string">
            <text:p>mau8186brn2025</text:p>
          </table:table-cell>
          <table:table-cell table:style-name="ce356" office:value-type="string" calcext:value-type="string">
            <text:p>mau8186brn2227</text:p>
          </table:table-cell>
          <table:table-cell table:style-name="ce356" office:value-type="string" calcext:value-type="string">
            <text:p>brn484Dbrn2025</text:p>
          </table:table-cell>
          <table:table-cell table:style-name="ce356" office:value-type="string" calcext:value-type="string">
            <text:p>brn484Dbrn2227</text:p>
          </table:table-cell>
          <table:table-cell table:style-name="ce356" office:value-type="string" calcext:value-type="string">
            <text:p>mar282Dbla0106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9" table:style-name="ce375" office:value-type="string" calcext:value-type="string">
            <text:p>yes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7" table:style-name="ce495" office:value-type="string" calcext:value-type="string">
            <text:p>BB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7" table:style-name="ce496" office:value-type="string" calcext:value-type="string">
            <text:p>BC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7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7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7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7" table:style-name="ce440" office:value-type="string" calcext:value-type="string">
            <text:p>9F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7" table:style-name="ce441" office:value-type="string" calcext:value-type="string">
            <text:p>A0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53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number-columns-repeated="36"/>
          <table:table-cell table:style-name="ce510" table:number-columns-repeated="2"/>
          <table:table-cell table:number-columns-repeated="16346"/>
        </table:table-row>
        <table:table-row table:style-name="ro1" table:number-rows-repeated="104842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1:colours.Q101 colours.AI153:colours.XFD1048576 colours.R20:colours.AH101 colours.AM152:colours.XFD152 colours.AI152:colours.AJ152 colours.AM125:colours.AM151 colours.AH137:colours.AH1048576 colours.B87:colours.O87 colours.A152:colours.AG1048576 colours.B102:colours.AH103 colours.C20:colours.O86 colours.B101:colours.O101 colours.C88:colours.O100 colours.C137:colours.AG150 colours.A20:colours.A52 colours.B151:colours.AG151 colours.C104:colours.AH136 colours.AJ126:colours.AL151 colours.B104:colours.B104 colours.AJ20:colours.AM124 colours.AI125:colours.AL125 colours.AZ20:colours.BC20 colours.BE20:colours.XFD20 colours.AN125:colours.AO125 colours.AR20:colours.AS21 colours.AT20:colours.AY21 colours.AZ21:colours.XFD21 colours.AR22:colours.XFD151">
            <calcext:condition calcext:apply-style-name="ConditionalStyle_10" calcext:value="&gt;0" calcext:base-cell-address="colours.A20"/>
          </calcext:conditional-format>
          <calcext:conditional-format calcext:target-range-address="colours.P20:colours.Q20">
            <calcext:condition calcext:apply-style-name="ConditionalStyle_10" calcext:value="&gt;0" calcext:base-cell-address="colours.P20"/>
          </calcext:conditional-format>
          <calcext:conditional-format calcext:target-range-address="colours.AK152:colours.AL152 colours.AK126:colours.AK152 colours.AL126:colours.AM151 colours.AK21:colours.AM124">
            <calcext:condition calcext:apply-style-name="ConditionalStyle_10" calcext:value="&gt;0" calcext:base-cell-address="colours.AK21"/>
          </calcext:conditional-format>
          <calcext:conditional-format calcext:target-range-address="colours.AI126:colours.AI151 colours.AN126:colours.AO151 colours.AI20:colours.AI124 colours.AN20:colours.AO124">
            <calcext:condition calcext:apply-style-name="ConditionalStyle_10" calcext:value="&gt;0" calcext:base-cell-address="colours.AI20"/>
          </calcext:conditional-format>
          <calcext:conditional-format calcext:target-range-address="colours.A53:colours.A151">
            <calcext:condition calcext:apply-style-name="ConditionalStyle_10" calcext:value="&gt;0" calcext:base-cell-address="colours.A53"/>
          </calcext:conditional-format>
          <calcext:conditional-format calcext:target-range-address="colours.BD20:colours.BD20 colours.BD22:colours.BD22 colours.BD24:colours.BD24 colours.BD26:colours.BD26 colours.BD28:colours.BD28 colours.BD30:colours.BD30 colours.BD32:colours.BD32 colours.BD34:colours.BD34 colours.BD36:colours.BD36 colours.BD38:colours.BD38 colours.BD40:colours.BD40 colours.BD42:colours.BD42 colours.BD44:colours.BD44 colours.BD46:colours.BD46 colours.BD48:colours.BD48 colours.BD50:colours.BD50 colours.BD52:colours.BD52 colours.BD54:colours.BD54">
            <calcext:condition calcext:apply-style-name="ConditionalStyle_10" calcext:value="&gt;0" calcext:base-cell-address="colours.BD20"/>
          </calcext:conditional-format>
          <calcext:conditional-format calcext:target-range-address="colours.AP20:colours.AQ151">
            <calcext:condition calcext:apply-style-name="ConditionalStyle_10" calcext:value="&gt;0" calcext:base-cell-address="colours.AP20"/>
          </calcext:conditional-format>
        </calcext:conditional-formats>
      </table:table>
      <table:table table:name="palette" table:style-name="ta3"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6" table:default-cell-style-name="ce342"/>
        <table:table-column table:style-name="co21" table:default-cell-style-name="Default"/>
        <table:table-column table:style-name="co21" table:default-cell-style-name="ce347"/>
        <table:table-column table:style-name="co47" table:default-cell-style-name="ce342"/>
        <table:table-column table:style-name="co48" table:default-cell-style-name="ce342"/>
        <table:table-column table:style-name="co2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3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3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3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3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3" office:value-type="string" calcext:value-type="string" table:number-columns-spanned="2" table:number-rows-spanned="4">
            <text:p>Houses</text:p>
          </table:table-cell>
          <table:covered-table-cell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3" office:value-type="string" calcext:value-type="string" table:number-columns-spanned="1" table:number-rows-spanned="2">
            <text:p>Houses</text:p>
          </table:table-cell>
          <table:covered-table-cell table:number-columns-repeated="2"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3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3" office:value-type="string" calcext:value-type="string" table:number-columns-spanned="3" table:number-rows-spanned="4">
            <text:p>Houses</text:p>
          </table:table-cell>
          <table:covered-table-cell table:number-columns-repeated="2"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3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3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1" table:default-cell-style-name="Default"/>
        <table:table-column table:style-name="co10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1" table:default-cell-style-name="ce347"/>
        <table:table-column table:style-name="co21" table:default-cell-style-name="Default"/>
        <table:table-column table:style-name="co21" table:number-columns-repeated="2" table:default-cell-style-name="ce342"/>
        <table:table-column table:style-name="co21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7" calcext:value-type="float">
            <text:p>167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9" calcext:value-type="float">
            <text:p>89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E];3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E];3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1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E144" table:display-filter-buttons="true"/>
        <table:database-range table:name="__Anonymous_Sheet_DB__1" table:target-range-address="colours.A1:colours.B1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8:24:56.399450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7-16T22:35:49.544517037</dc:date>
    <meta:editing-cycles>1031</meta:editing-cycles>
    <meta:editing-duration>P100DT9H4M16S</meta:editing-duration>
    <meta:generator>LibreOffice/25.2.4.3$Linux_X86_64 LibreOffice_project/520$Build-3</meta:generator>
    <meta:document-statistic meta:table-count="7" meta:cell-count="19181" meta:object-count="0"/>
    <meta:user-defined meta:name="AppVersion">15.0000</meta:user-defined>
  </office:meta>
</office:document-meta>
</file>